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97cm"/>
    </style:style>
    <style:style style:name="Tabla1.D" style:family="table-column">
      <style:table-column-properties style:column-width="2.127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134a93" officeooo:paragraph-rsid="00134a93" style:font-style-asian="italic" style:font-name-complex="Arial"/>
    </style:style>
    <style:style style:name="P7" style:family="paragraph" style:parent-style-name="Standard">
      <style:text-properties style:font-name="Arial" fo:font-style="italic" officeooo:rsid="00137e98" officeooo:paragraph-rsid="00137e98" style:font-style-asian="italic" style:font-name-complex="Arial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37e98" officeooo:paragraph-rsid="00137e98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Standard">
      <style:text-properties style:font-name="Arial" fo:font-style="italic" officeooo:rsid="00137e98" officeooo:paragraph-rsid="00137e98" style:font-style-asian="italic" style:font-name-complex="Arial"/>
    </style:style>
    <style:style style:name="P15" style:family="paragraph" style:parent-style-name="Standard">
      <style:text-properties style:font-name="Arial" fo:font-style="italic" officeooo:rsid="00155a69" officeooo:paragraph-rsid="00155a69" style:font-style-asian="italic" style:font-name-complex="Arial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134a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Heading_20_3" text:outline-level="3"><text:span text:style-name="T3">Administrador</text:span> 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7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5">Banco:</text:p>
            <text:p text:style-name="P15">Cliente:</text:p>
            <text:p text:style-name="P15">Empleado:</text:p>
            <text:p text:style-name="P15">Encargado:</text:p>
            <text:p text:style-name="P15">GPS:</text:p>
            <text:p text:style-name="P15">Repartidor:</text:p>
            <text:p text:style-name="P15">Temporizado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7">Alba Aurora Moreno Peinado</text:p>
          </table:table-cell>
          <table:table-cell table:style-name="Tabla1.C6" office:value-type="string">
            <text:h text:style-name="Heading_20_2" text:outline-level="2">Fecha</text:h>
          </table:table-cell>
          <table:table-cell table:style-name="Tabla1.D6" office:value-type="string">
            <text:p text:style-name="P10">12/03/2018</text:p>
          </table:table-cell>
          <table:table-cell table:style-name="Tabla1.E6" table:number-columns-spanned="2" office:value-type="string">
            <text:h text:style-name="Heading_20_2" text:outline-level="2">Versión</text:h>
          </table:table-cell>
          <table:covered-table-cell/>
          <table:table-cell table:style-name="Tabla1.G6" office:value-type="string">
            <text:p text:style-name="P10">1.0</text:p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8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8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8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1:53:30.146273781</dc:date>
    <meta:editing-cycles>5</meta:editing-cycles>
    <meta:editing-duration>PT22M12S</meta:editing-duration>
    <meta:generator>LibreOffice/5.1.6.2$Linux_X86_64 LibreOffice_project/10m0$Build-2</meta:generator>
    <meta:document-statistic meta:table-count="3" meta:image-count="0" meta:object-count="0" meta:page-count="1" meta:paragraph-count="29" meta:word-count="74" meta:character-count="530" meta:non-whitespace-character-count="482"/>
  </office:meta>
</office:document-meta>
</file>